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18-8, 9-5)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9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10-17, 7-7)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45</text:p>
          </table:table-cell>
          <table:table-cell office:value-type="string">
            <text:p>.17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2</text:p>
          </table:table-cell>
          <table:table-cell office:value-type="string">
            <text:p>.40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21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58</text:p>
          </table:table-cell>
          <table:table-cell office:value-type="string">
            <text:p>.20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15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-.02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49</text:p>
          </table:table-cell>
          <table:table-cell office:value-type="string">
            <text:p>.184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333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1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.34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14</text:p>
          </table:table-cell>
          <table:table-cell office:value-type="string">
            <text:p>158</text:p>
          </table:table-cell>
          <table:table-cell office:value-type="string">
            <text:p>.241</text:p>
          </table:table-cell>
          <table:table-cell office:value-type="string">
            <text:p>5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87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8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500</text:p>
          </table:table-cell>
          <table:table-cell office:value-type="string">
            <text:p>39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41</text:p>
          </table:table-cell>
          <table:table-cell office:value-type="string">
            <text:p>-.04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4</text:p>
          </table:table-cell>
          <table:table-cell office:value-type="string">
            <text:p>29</text:p>
          </table:table-cell>
          <table:table-cell office:value-type="string">
            <text:p>183</text:p>
          </table:table-cell>
          <table:table-cell office:value-type="string">
            <text:p>.137</text:p>
          </table:table-cell>
          <table:table-cell office:value-type="string">
            <text:p>50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81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